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131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6.41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" style:family="table-cell" style:parent-style-name="Excel_20_Built-in_20_Normal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66ffff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563c1" style:font-name="Arial" fo:font-size="10pt" style:text-underline-style="solid" style:text-underline-width="auto" style:text-underline-color="font-color" style:font-name-asian="Microsoft YaHei" style:font-size-asian="10pt" style:font-name-complex="Calibri" style:font-size-complex="10pt"/>
    </style:style>
    <style:style style:name="T1" style:family="text">
      <style:text-properties fo:color="#0563c1" style:font-name="Calibri" fo:font-size="12pt" style:text-underline-style="solid" style:text-underline-width="auto" style:text-underline-color="font-color" style:font-name-asian="Microsoft YaHei" style:font-size-asian="12pt" style:font-name-complex="Calibri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5" table:default-cell-style-name="ce7"/>
        <table:table-column table:style-name="co7" table:default-cell-style-name="ce4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1" table:number-columns-repeated="24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stalCod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photo</text:p>
          </table:table-cell>
          <table:table-cell table:style-name="ce8" office:value-type="string">
            <text:p>webSite</text:p>
          </table:table-cell>
          <table:table-cell table:style-name="ce1" office:value-type="string">
            <text:p>gp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udio</text:p>
          </table:table-cell>
          <table:table-cell table:number-columns-repeated="241"/>
        </table:table-row>
        <table:table-row table:style-name="ro2">
          <table:table-cell table:style-name="ce2" office:value-type="string">
            <text:p>1 Maison de production I inc</text:p>
          </table:table-cell>
          <table:table-cell office:value-type="string">
            <text:p>1729, Fullum</text:p>
          </table:table-cell>
          <table:table-cell/>
          <table:table-cell office:value-type="string">
            <text:p>Montréal</text:p>
          </table:table-cell>
          <table:table-cell office:value-type="string">
            <text:p>H2K 3M7</text:p>
          </table:table-cell>
          <table:table-cell table:style-name="ce4" office:value-type="string">
            <text:p><text:a xlink:href="mailto:info@plusun.ca">info@plusun.ca </text:a></text:p>
          </table:table-cell>
          <table:table-cell table:style-name="ce6" office:value-type="string">
            <text:p>(514) 770-5797</text:p>
          </table:table-cell>
          <table:table-cell/>
          <table:table-cell table:style-name="ce4"/>
          <table:table-cell table:number-columns-repeated="244"/>
        </table:table-row>
        <table:table-row table:style-name="ro2">
          <table:table-cell office:value-type="string">
            <text:p>Acéphale</text:p>
          </table:table-cell>
          <table:table-cell office:value-type="string">
            <text:p>3-161 Bernard O.</text:p>
          </table:table-cell>
          <table:table-cell/>
          <table:table-cell office:value-type="string">
            <text:p>Montréal</text:p>
          </table:table-cell>
          <table:table-cell office:value-type="string">
            <text:p>H2T 2K3</text:p>
          </table:table-cell>
          <table:table-cell office:value-type="string">
            <text:p><text:a xlink:href="mailto:mustafa@acephale.ca">mustafa@acephale.ca</text:a></text:p>
          </table:table-cell>
          <table:table-cell table:style-name="ce4"/>
          <table:table-cell/>
          <table:table-cell table:style-name="ce4" office:value-type="string">
            <text:p><text:a xlink:href="https:/acephale.ca/">https://acephale.ca</text:a></text:p>
          </table:table-cell>
          <table:table-cell table:number-columns-repeated="244"/>
        </table:table-row>
        <table:table-row table:style-name="ro2">
          <table:table-cell office:value-type="string">
            <text:p>ACPAV</text:p>
          </table:table-cell>
          <table:table-cell office:value-type="string">
            <text:p>1030, rue Cherrier</text:p>
          </table:table-cell>
          <table:table-cell office:value-type="string">
            <text:p>bureau 404</text:p>
          </table:table-cell>
          <table:table-cell office:value-type="string">
            <text:p>Montréal</text:p>
          </table:table-cell>
          <table:table-cell office:value-type="string">
            <text:p>H2L 1H9</text:p>
          </table:table-cell>
          <table:table-cell office:value-type="string">
            <text:p><text:a xlink:href="mailto:info@acpav.ca">info@acpav.ca</text:a></text:p>
          </table:table-cell>
          <table:table-cell office:value-type="string">
            <text:p>(514) 849-2281</text:p>
          </table:table-cell>
          <table:table-cell/>
          <table:table-cell office:value-type="string">
            <text:p><text:a xlink:href="https:/www.acpav.ca/">https://www.acpav.ca</text:a></text:p>
          </table:table-cell>
          <table:table-cell table:number-columns-repeated="244"/>
        </table:table-row>
        <table:table-row table:style-name="ro3">
          <table:table-cell office:value-type="string">
            <text:p>Anémone Films</text:p>
          </table:table-cell>
          <table:table-cell office:value-type="string">
            <text:p>6700, boul. Pierre-Bertrand</text:p>
          </table:table-cell>
          <table:table-cell office:value-type="string">
            <text:p>bureau 208</text:p>
          </table:table-cell>
          <table:table-cell office:value-type="string">
            <text:p>Québec</text:p>
          </table:table-cell>
          <table:table-cell office:value-type="string">
            <text:p>G2J 0B4</text:p>
          </table:table-cell>
          <table:table-cell office:value-type="string">
            <text:p><text:a xlink:href="mailto:info@anemonefilms.com">info@anemonefilms.com</text:a></text:p>
          </table:table-cell>
          <table:table-cell office:value-type="string">
            <text:p>(514) 287-1277</text:p>
          </table:table-cell>
          <table:table-cell/>
          <table:table-cell table:style-name="ce9" office:value-type="string">
            <text:p><text:span text:style-name="T1"><text:a xlink:href="https:/torqlegroupe.com/">https://torqlegroupe.com</text:a></text:span></text:p>
          </table:table-cell>
          <table:table-cell table:number-columns-repeated="244"/>
        </table:table-row>
        <table:table-row table:style-name="ro2">
          <table:table-cell office:value-type="string">
            <text:p>Caribara Montréal</text:p>
          </table:table-cell>
          <table:table-cell office:value-type="string">
            <text:p>160 st. viateur E</text:p>
          </table:table-cell>
          <table:table-cell office:value-type="string">
            <text:p>suite 305</text:p>
          </table:table-cell>
          <table:table-cell office:value-type="string">
            <text:p>Montréal</text:p>
          </table:table-cell>
          <table:table-cell office:value-type="string">
            <text:p>H2T 1A8</text:p>
          </table:table-cell>
          <table:table-cell office:value-type="string">
            <text:p><text:a xlink:href="mailto:contact@caribara-montreal.com">contact@caribara-montreal.com</text:a></text:p>
          </table:table-cell>
          <table:table-cell office:value-type="string">
            <text:p>(438) 927-1053</text:p>
          </table:table-cell>
          <table:table-cell/>
          <table:table-cell office:value-type="string">
            <text:p><text:a xlink:href="https:/caribara-montreal.com/">https://caribara-montreal.com</text:a></text:p>
          </table:table-cell>
          <table:table-cell table:number-columns-repeated="244"/>
        </table:table-row>
        <table:table-row table:style-name="ro2">
          <table:table-cell office:value-type="string">
            <text:p>Catbird Productions</text:p>
          </table:table-cell>
          <table:table-cell office:value-type="string">
            <text:p>210b Av. Mozart O</text:p>
          </table:table-cell>
          <table:table-cell/>
          <table:table-cell office:value-type="string">
            <text:p>Montréal</text:p>
          </table:table-cell>
          <table:table-cell office:value-type="string">
            <text:p>H2S 1C4</text:p>
          </table:table-cell>
          <table:table-cell office:value-type="string">
            <text:p><text:a xlink:href="mailto:info@catbirdproductions.ca">info@catbirdproductions.ca</text:a></text:p>
          </table:table-cell>
          <table:table-cell office:value-type="string">
            <text:p>(514) 419-8590</text:p>
          </table:table-cell>
          <table:table-cell/>
          <table:table-cell office:value-type="string">
            <text:p><text:a xlink:href="https:/catbirdproductions.ca/">https://catbirdproductions.ca</text:a></text:p>
          </table:table-cell>
          <table:table-cell table:number-columns-repeated="244"/>
        </table:table-row>
        <table:table-row table:style-name="ro2">
          <table:table-cell office:value-type="string">
            <text:p>Coco.TV</text:p>
          </table:table-cell>
          <table:table-cell office:value-type="string">
            <text:p>225, rue Roy E</text:p>
          </table:table-cell>
          <table:table-cell office:value-type="string">
            <text:p>bureau 103</text:p>
          </table:table-cell>
          <table:table-cell office:value-type="string">
            <text:p>Montréal</text:p>
          </table:table-cell>
          <table:table-cell office:value-type="string">
            <text:p>H2W 1M5</text:p>
          </table:table-cell>
          <table:table-cell office:value-type="string">
            <text:p><text:a xlink:href="mailto:info@cocotv.ca">info@cocotv.ca</text:a></text:p>
          </table:table-cell>
          <table:table-cell office:value-type="string">
            <text:p>(438) 476-2626</text:p>
          </table:table-cell>
          <table:table-cell/>
          <table:table-cell office:value-type="string">
            <text:p><text:a xlink:href="https:/www.cocotv.ca/">https://www.cocotv.ca</text:a></text:p>
          </table:table-cell>
          <table:table-cell table:number-columns-repeated="244"/>
        </table:table-row>
        <table:table-row table:style-name="ro2">
          <table:table-cell office:value-type="string">
            <text:p>Cosmos films</text:p>
          </table:table-cell>
          <table:table-cell office:value-type="string">
            <text:p> 6465 Rue Durocher</text:p>
          </table:table-cell>
          <table:table-cell/>
          <table:table-cell office:value-type="string">
            <text:p>Outremont</text:p>
          </table:table-cell>
          <table:table-cell office:value-type="string">
            <text:p>H2V 3Z1</text:p>
          </table:table-cell>
          <table:table-cell office:value-type="string">
            <text:p><text:a xlink:href="mailto:info@filmscosmos.com">info@filmscosmos.com</text:a></text:p>
          </table:table-cell>
          <table:table-cell table:style-name="ce4"/>
          <table:table-cell/>
          <table:table-cell office:value-type="string">
            <text:p><text:a xlink:href="https:/www.filmscosmos.com/">https://www.filmscosmos.com</text:a></text:p>
          </table:table-cell>
          <table:table-cell table:number-columns-repeated="244"/>
        </table:table-row>
        <table:table-row table:style-name="ro2">
          <table:table-cell office:value-type="string">
            <text:p>Datsit Sphère</text:p>
          </table:table-cell>
          <table:table-cell office:value-type="string">
            <text:p>4200, boul Saint-Laurent</text:p>
          </table:table-cell>
          <table:table-cell office:value-type="string">
            <text:p>bureau 1200</text:p>
          </table:table-cell>
          <table:table-cell office:value-type="string">
            <text:p>Montréal</text:p>
          </table:table-cell>
          <table:table-cell office:value-type="string">
            <text:p>H2W 2R2</text:p>
          </table:table-cell>
          <table:table-cell office:value-type="string">
            <text:p><text:a xlink:href="mailto:info@datsitsphere.tv">info@datsitsphere.tv</text:a></text:p>
          </table:table-cell>
          <table:table-cell office:value-type="string">
            <text:p>(514) 866-3020</text:p>
          </table:table-cell>
          <table:table-cell/>
          <table:table-cell office:value-type="string">
            <text:p><text:a xlink:href="https:/sphere-media.com/">https://sphere-media.com</text:a></text:p>
          </table:table-cell>
          <table:table-cell table:number-columns-repeated="244"/>
        </table:table-row>
        <table:table-row table:style-name="ro2">
          <table:table-cell office:value-type="string">
            <text:p>Digital Dimension</text:p>
          </table:table-cell>
          <table:table-cell office:value-type="string">
            <text:p>5555 Av. Casgrain</text:p>
          </table:table-cell>
          <table:table-cell office:value-type="string">
            <text:p>suite 301</text:p>
          </table:table-cell>
          <table:table-cell office:value-type="string">
            <text:p>Montréal</text:p>
          </table:table-cell>
          <table:table-cell office:value-type="string">
            <text:p>H2T 1Y1</text:p>
          </table:table-cell>
          <table:table-cell office:value-type="string">
            <text:p><text:a xlink:href="mailto:fgarcia@digitaldimension.com">fgarcia@digitaldimension.com</text:a></text:p>
          </table:table-cell>
          <table:table-cell table:style-name="ce4"/>
          <table:table-cell/>
          <table:table-cell office:value-type="string">
            <text:p><text:a xlink:href="https:/digitaldimension.com/">https://digitaldimension.com</text:a></text:p>
          </table:table-cell>
          <table:table-cell table:number-columns-repeated="244"/>
        </table:table-row>
        <table:table-row table:style-name="ro2">
          <table:table-cell office:value-type="string">
            <text:p>Eurêka! Productions</text:p>
          </table:table-cell>
          <table:table-cell office:value-type="string">
            <text:p>9494, boulevard St-Laurent</text:p>
          </table:table-cell>
          <table:table-cell office:value-type="string">
            <text:p>bureau 1011</text:p>
          </table:table-cell>
          <table:table-cell office:value-type="string">
            <text:p>Montréal</text:p>
          </table:table-cell>
          <table:table-cell office:value-type="string">
            <text:p>H2N 1P4</text:p>
          </table:table-cell>
          <table:table-cell office:value-type="string">
            <text:p><text:a xlink:href="mailto:info@eureka-tv.com">info@eureka-tv.com</text:a></text:p>
          </table:table-cell>
          <table:table-cell office:value-type="string">
            <text:p>(514) 272-3500</text:p>
          </table:table-cell>
          <table:table-cell/>
          <table:table-cell office:value-type="string">
            <text:p><text:a xlink:href="https:/eureka-tv.com/fr/">https://eureka-tv.com/fr/</text:a></text:p>
          </table:table-cell>
          <table:table-cell table:number-columns-repeated="244"/>
        </table:table-row>
        <table:table-row table:style-name="ro2">
          <table:table-cell office:value-type="string">
            <text:p>Facet4 Media</text:p>
          </table:table-cell>
          <table:table-cell office:value-type="string">
            <text:p>1303 Ave Greene</text:p>
          </table:table-cell>
          <table:table-cell office:value-type="string">
            <text:p>#407</text:p>
          </table:table-cell>
          <table:table-cell office:value-type="string">
            <text:p>Westmount</text:p>
          </table:table-cell>
          <table:table-cell office:value-type="string">
            <text:p>H3Z 2A9</text:p>
          </table:table-cell>
          <table:table-cell office:value-type="string">
            <text:p><text:a xlink:href="mailto:jamie@facet4.ca">jamie@facet4.ca</text:a></text:p>
          </table:table-cell>
          <table:table-cell office:value-type="string">
            <text:p>+1 818-907-0500</text:p>
          </table:table-cell>
          <table:table-cell/>
          <table:table-cell office:value-type="string">
            <text:p><text:a xlink:href="http:/www.facet4.ca/">http://www.facet4.ca</text:a></text:p>
          </table:table-cell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 </number:text>
      <number:number number: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¤ </number:text>
      <number:number number:decimal-places="0" number:min-integer-digits="1" number:grouping="true"/>
      <number:text> </number:text>
    </number:number-style>
    <number:number-style style:name="N113P1" style:volatile="true">
      <number:text> ¤ (</number:text>
      <number:number number:decimal-places="0" number:min-integer-digits="1" number:grouping="true"/>
      <number:text>)</number:text>
    </number:number-style>
    <number:number-style style:name="N113P2" style:volatile="true">
      <number:text> ¤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¤ </number:text>
      <number:number number:decimal-places="2" number:min-integer-digits="1" number:grouping="true"/>
      <number:text> </number:text>
    </number:number-style>
    <number:number-style style:name="N119P1" style:volatile="true">
      <number:text> ¤ (</number:text>
      <number:number number:decimal-places="2" number:min-integer-digits="1" number:grouping="true"/>
      <number:text>)</number:text>
    </number:number-style>
    <number:number-style style:name="N119P2" style:volatile="true">
      <number:text> ¤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8000" number:language="fr" number:country="FR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fo:background-color="transparent" fo:border="none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3">13/04/2024</text:date>, <text:time>09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4-13T09:44:52.46</dc:date>
    <dc:creator>Lucas Werquin</dc:creator>
    <meta:editing-duration>PT1H27M26S</meta:editing-duration>
    <meta:editing-cycles>3</meta:editing-cycles>
    <meta:document-statistic meta:table-count="1" meta:cell-count="100" meta:object-count="0"/>
  </office:meta>
</office:document-meta>
</file>